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日光">
            <text:p>日光</text:p>
          </table:table-cell>
          <table:table-cell office:value-type="string" office:value="にっこう">
            <text:p>にっこう</text:p>
          </table:table-cell>
          <table:table-cell office:value-type="string" office:value="sunshine, sunlight">
            <text:p>sunshine, sun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日光がよく当たるね。">
            <text:p>この部屋は日光がよく当たるね。</text:p>
          </table:table-cell>
          <table:table-cell office:value-type="string" office:value="この へや は にっこう が よく あたる ね。">
            <text:p>この へや は にっこう が よく あたる ね。</text:p>
          </table:table-cell>
          <table:table-cell office:value-type="string" office:value="This room gets quite a lot of sunshine.">
            <text:p>This room gets quite a lot of suns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想">
            <text:p>空想</text:p>
          </table:table-cell>
          <table:table-cell office:value-type="string" office:value="くうそう">
            <text:p>くうそう</text:p>
          </table:table-cell>
          <table:table-cell office:value-type="string" office:value="fantasy, daydreams">
            <text:p>fantasy, daydream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空想にふけっているの。">
            <text:p>彼は空想にふけっているの。</text:p>
          </table:table-cell>
          <table:table-cell office:value-type="string" office:value="かれ は くうそう に ふけって いる の。">
            <text:p>かれ は くうそう に ふけって いる の。</text:p>
          </table:table-cell>
          <table:table-cell office:value-type="string" office:value="He's daydreaming.">
            <text:p>He's daydrea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勘">
            <text:p>勘</text:p>
          </table:table-cell>
          <table:table-cell office:value-type="string" office:value="かん">
            <text:p>かん</text:p>
          </table:table-cell>
          <table:table-cell office:value-type="string" office:value="intuition, hunch">
            <text:p>intuition, hu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女の勘を甘く見てはいけません。">
            <text:p>女の勘を甘く見てはいけません。</text:p>
          </table:table-cell>
          <table:table-cell office:value-type="string" office:value="おんな の かん を あまく みて は いけません。">
            <text:p>おんな の かん を あまく みて は いけません。</text:p>
          </table:table-cell>
          <table:table-cell office:value-type="string" office:value="Don't underestimate a female intuition.">
            <text:p>Don't underestimate a female intu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のすごい">
            <text:p>ものすごい</text:p>
          </table:table-cell>
          <table:table-cell office:value-type="string" office:value="ものすごい">
            <text:p>ものすごい</text:p>
          </table:table-cell>
          <table:table-cell office:value-type="string" office:value="tremendous">
            <text:p>tremend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夕方、ものすごい雨が降ったね。">
            <text:p>夕方、ものすごい雨が降ったね。</text:p>
          </table:table-cell>
          <table:table-cell office:value-type="string" office:value="ゆうがた、 ものすごい あめ が ふった ね。">
            <text:p>ゆうがた、 ものすごい あめ が ふった ね。</text:p>
          </table:table-cell>
          <table:table-cell office:value-type="string" office:value="There was a tremendous downpour earlier this evening.">
            <text:p>There was a tremendous downpour earlier this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映す">
            <text:p>映す</text:p>
          </table:table-cell>
          <table:table-cell office:value-type="string" office:value="うつす">
            <text:p>うつす</text:p>
          </table:table-cell>
          <table:table-cell office:value-type="string" office:value="reflect (something), project (an image)">
            <text:p>reflect (something), project (an imag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自分の姿を鏡に映したの。">
            <text:p>彼女は自分の姿を鏡に映したの。</text:p>
          </table:table-cell>
          <table:table-cell office:value-type="string" office:value="かのじょ は じぶん の すがた を かがみ に うつした の。">
            <text:p>かのじょ は じぶん の すがた を かがみ に うつした の。</text:p>
          </table:table-cell>
          <table:table-cell office:value-type="string" office:value="She looked at herself in the mirror.">
            <text:p>She looked at herself in the mirr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帯">
            <text:p>熱帯</text:p>
          </table:table-cell>
          <table:table-cell office:value-type="string" office:value="ねったい">
            <text:p>ねったい</text:p>
          </table:table-cell>
          <table:table-cell office:value-type="string" office:value="tropics">
            <text:p>trop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に熱帯の果物が並んでいますよ。">
            <text:p>店に熱帯の果物が並んでいますよ。</text:p>
          </table:table-cell>
          <table:table-cell office:value-type="string" office:value="みせ に ねったい の くだもの が ならんで います よ。">
            <text:p>みせ に ねったい の くだもの が ならんで います よ。</text:p>
          </table:table-cell>
          <table:table-cell office:value-type="string" office:value="There are tropical fruits lining up in the shop.">
            <text:p>There are tropical fruits lining up in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揉む">
            <text:p>揉む</text:p>
          </table:table-cell>
          <table:table-cell office:value-type="string" office:value="もむ">
            <text:p>もむ</text:p>
          </table:table-cell>
          <table:table-cell office:value-type="string" office:value="rub, massage">
            <text:p>rub, mass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肩を揉んでください。">
            <text:p>肩を揉んでください。</text:p>
          </table:table-cell>
          <table:table-cell office:value-type="string" office:value="かた を もんで ください。">
            <text:p>かた を もんで ください。</text:p>
          </table:table-cell>
          <table:table-cell office:value-type="string" office:value="Please massage my shoulders.">
            <text:p>Please massage my shoul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図">
            <text:p>合図</text:p>
          </table:table-cell>
          <table:table-cell office:value-type="string" office:value="あいず">
            <text:p>あいず</text:p>
          </table:table-cell>
          <table:table-cell office:value-type="string" office:value="signal, sign">
            <text:p>signal, sig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掌が発車の合図をしたよ。">
            <text:p>車掌が発車の合図をしたよ。</text:p>
          </table:table-cell>
          <table:table-cell office:value-type="string" office:value="しゃしょう が はっしゃ の あいず を した よ。">
            <text:p>しゃしょう が はっしゃ の あいず を した よ。</text:p>
          </table:table-cell>
          <table:table-cell office:value-type="string" office:value="The conductor gave a signal for departure.">
            <text:p>The conductor gave a signal for depar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明け">
            <text:p>夜明け</text:p>
          </table:table-cell>
          <table:table-cell office:value-type="string" office:value="よあけ">
            <text:p>よあけ</text:p>
          </table:table-cell>
          <table:table-cell office:value-type="string" office:value="dawn, daybreak">
            <text:p>dawn, daybrea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夜明けと共に目が覚めたんだ。">
            <text:p>夜明けと共に目が覚めたんだ。</text:p>
          </table:table-cell>
          <table:table-cell office:value-type="string" office:value="よあけ と とも に め が さめた ん だ。">
            <text:p>よあけ と とも に め が さめた ん だ。</text:p>
          </table:table-cell>
          <table:table-cell office:value-type="string" office:value="I awoke at daybreak.">
            <text:p>I awoke at daybr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能">
            <text:p>有能</text:p>
          </table:table-cell>
          <table:table-cell office:value-type="string" office:value="ゆうのう">
            <text:p>ゆうのう</text:p>
          </table:table-cell>
          <table:table-cell office:value-type="string" office:value="competent, capable">
            <text:p>competent, cap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有能な部下です。">
            <text:p>彼女はとても有能な部下です。</text:p>
          </table:table-cell>
          <table:table-cell office:value-type="string" office:value="かのじょ は とても ゆうのうな ぶか です。">
            <text:p>かのじょ は とても ゆうのうな ぶか です。</text:p>
          </table:table-cell>
          <table:table-cell office:value-type="string" office:value="She's a very capable subordinate.">
            <text:p>She's a very capable subordin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望み">
            <text:p>望み</text:p>
          </table:table-cell>
          <table:table-cell office:value-type="string" office:value="のぞみ">
            <text:p>のぞみ</text:p>
          </table:table-cell>
          <table:table-cell office:value-type="string" office:value="desire, hope">
            <text:p>desire, h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望みは海外で暮らすことです。">
            <text:p>私の望みは海外で暮らすことです。</text:p>
          </table:table-cell>
          <table:table-cell office:value-type="string" office:value="わたし の のぞみ は かいがい で くらす こと です。">
            <text:p>わたし の のぞみ は かいがい で くらす こと です。</text:p>
          </table:table-cell>
          <table:table-cell office:value-type="string" office:value="I want to live abroad.">
            <text:p>I want to liv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クセント">
            <text:p>アクセント</text:p>
          </table:table-cell>
          <table:table-cell office:value-type="string" office:value="アクセント">
            <text:p>アクセント</text:p>
          </table:table-cell>
          <table:table-cell office:value-type="string" office:value="accent, stress">
            <text:p>accent, st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メリカ英語とイギリス英語ではアクセントが違うことがあるね。">
            <text:p>アメリカ英語とイギリス英語ではアクセントが違うことがあるね。</text:p>
          </table:table-cell>
          <table:table-cell office:value-type="string" office:value="アメリカ えいご と イギリス えいご で は アクセント が ちがう こと が ある ね。">
            <text:p>アメリカ えいご と イギリス えいご で は アクセント が ちがう こと が ある ね。</text:p>
          </table:table-cell>
          <table:table-cell office:value-type="string" office:value="American English and British English can be different in their accents.">
            <text:p>American English and British English can be different in their acc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揚げる">
            <text:p>揚げる</text:p>
          </table:table-cell>
          <table:table-cell office:value-type="string" office:value="あげる">
            <text:p>あげる</text:p>
          </table:table-cell>
          <table:table-cell office:value-type="string" office:value="fry">
            <text:p>f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夕食に天ぷらを揚げました。">
            <text:p>彼女は夕食に天ぷらを揚げました。</text:p>
          </table:table-cell>
          <table:table-cell office:value-type="string" office:value="かのじょ は ゆうしょく に てんぷら を あげました。">
            <text:p>かのじょ は ゆうしょく に てんぷら を あげました。</text:p>
          </table:table-cell>
          <table:table-cell office:value-type="string" office:value="She fried some tempura for dinner.">
            <text:p>She fried some tempura for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束">
            <text:p>束</text:p>
          </table:table-cell>
          <table:table-cell office:value-type="string" office:value="たば">
            <text:p>たば</text:p>
          </table:table-cell>
          <table:table-cell office:value-type="string" office:value="bundle, bunch">
            <text:p>bundle, bu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一束で300円です。">
            <text:p>これは一束で300円です。</text:p>
          </table:table-cell>
          <table:table-cell office:value-type="string" office:value="これ は ひと たば で 300 えん です。">
            <text:p>これ は ひと たば で 300 えん です。</text:p>
          </table:table-cell>
          <table:table-cell office:value-type="string" office:value="These are 300 yen a bunch.">
            <text:p>These are 300 yen a b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日">
            <text:p>夕日</text:p>
          </table:table-cell>
          <table:table-cell office:value-type="string" office:value="ゆうひ">
            <text:p>ゆうひ</text:p>
          </table:table-cell>
          <table:table-cell office:value-type="string" office:value="setting sun">
            <text:p>setting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日が西の空に沈んだね。">
            <text:p>夕日が西の空に沈んだね。</text:p>
          </table:table-cell>
          <table:table-cell office:value-type="string" office:value="ゆうひ が にし の そら に しずんだ ね。">
            <text:p>ゆうひ が にし の そら に しずんだ ね。</text:p>
          </table:table-cell>
          <table:table-cell office:value-type="string" office:value="The evening sun set in the western sky.">
            <text:p>The evening sun set in the western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暮れる">
            <text:p>暮れる</text:p>
          </table:table-cell>
          <table:table-cell office:value-type="string" office:value="くれる">
            <text:p>くれる</text:p>
          </table:table-cell>
          <table:table-cell office:value-type="string" office:value="get dark">
            <text:p>get da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が暮れる前に帰りましょう。">
            <text:p>日が暮れる前に帰りましょう。</text:p>
          </table:table-cell>
          <table:table-cell office:value-type="string" office:value="ひ が くれる まえ に かえりましょう。">
            <text:p>ひ が くれる まえ に かえりましょう。</text:p>
          </table:table-cell>
          <table:table-cell office:value-type="string" office:value="Let's go home before it gets dark.">
            <text:p>Let's go home before it gets d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ルガン">
            <text:p>オルガン</text:p>
          </table:table-cell>
          <table:table-cell office:value-type="string" office:value="オルガン">
            <text:p>オルガン</text:p>
          </table:table-cell>
          <table:table-cell office:value-type="string" office:value="organ (music)">
            <text:p>organ (mus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たちはオルガンに合わせて賛美歌を歌ったんだ。">
            <text:p>僕たちはオルガンに合わせて賛美歌を歌ったんだ。</text:p>
          </table:table-cell>
          <table:table-cell office:value-type="string" office:value="ぼく たち は オルガン に あわせて さんびか を うたった ん だ。">
            <text:p>ぼく たち は オルガン に あわせて さんびか を うたった ん だ。</text:p>
          </table:table-cell>
          <table:table-cell office:value-type="string" office:value="We sang hymns with an organ accompaniment.">
            <text:p>We sang hymns with an organ accompan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貸し">
            <text:p>貸し</text:p>
          </table:table-cell>
          <table:table-cell office:value-type="string" office:value="かし">
            <text:p>かし</text:p>
          </table:table-cell>
          <table:table-cell office:value-type="string" office:value="loan">
            <text:p>lo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貸しがあるの。">
            <text:p>彼には貸しがあるの。</text:p>
          </table:table-cell>
          <table:table-cell office:value-type="string" office:value="かれ に は かし が ある の。">
            <text:p>かれ に は かし が ある の。</text:p>
          </table:table-cell>
          <table:table-cell office:value-type="string" office:value="He owes me one.">
            <text:p>He owes me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縫う">
            <text:p>縫う</text:p>
          </table:table-cell>
          <table:table-cell office:value-type="string" office:value="ぬう">
            <text:p>ぬう</text:p>
          </table:table-cell>
          <table:table-cell office:value-type="string" office:value="sew, stitch">
            <text:p>sew, sti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子供のスカートを縫ったんだ。">
            <text:p>彼女は子供のスカートを縫ったんだ。</text:p>
          </table:table-cell>
          <table:table-cell office:value-type="string" office:value="かのじょ は こども の スカート を ぬった ん だ。">
            <text:p>かのじょ は こども の スカート を ぬった ん だ。</text:p>
          </table:table-cell>
          <table:table-cell office:value-type="string" office:value="She sewed a child's skirt.">
            <text:p>She sewed a child's sk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儲ける">
            <text:p>儲ける</text:p>
          </table:table-cell>
          <table:table-cell office:value-type="string" office:value="もうける">
            <text:p>もうける</text:p>
          </table:table-cell>
          <table:table-cell office:value-type="string" office:value="make a profit, make money">
            <text:p>make a profit, make mone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月は株で100万円儲けたの。">
            <text:p>先月は株で100万円儲けたの。</text:p>
          </table:table-cell>
          <table:table-cell office:value-type="string" office:value="せんげつ は かぶ で 100 まん えん もうけた の。">
            <text:p>せんげつ は かぶ で 100 まん えん もうけた の。</text:p>
          </table:table-cell>
          <table:table-cell office:value-type="string" office:value="I made a million yen in the stock market last month.">
            <text:p>I made a million yen in the stock market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延びる">
            <text:p>延びる</text:p>
          </table:table-cell>
          <table:table-cell office:value-type="string" office:value="のびる">
            <text:p>のびる</text:p>
          </table:table-cell>
          <table:table-cell office:value-type="string" office:value="extend, be postponed">
            <text:p>extend, be postpon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工事の予定が1か月延びてしまった。">
            <text:p>工事の予定が1か月延びてしまった。</text:p>
          </table:table-cell>
          <table:table-cell office:value-type="string" office:value="こうじ の よてい が 1 かげつ のびて しまった。">
            <text:p>こうじ の よてい が 1 かげつ のびて しまった。</text:p>
          </table:table-cell>
          <table:table-cell office:value-type="string" office:value="The construction schedule has been postponed for one month.">
            <text:p>The construction schedule has been postponed for one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むける">
            <text:p>むける</text:p>
          </table:table-cell>
          <table:table-cell office:value-type="string" office:value="むける">
            <text:p>むける</text:p>
          </table:table-cell>
          <table:table-cell office:value-type="string" office:value="come off, peel">
            <text:p>come off, pe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焼けで皮がむけた。">
            <text:p>日焼けで皮がむけた。</text:p>
          </table:table-cell>
          <table:table-cell office:value-type="string" office:value="ひやけ で かわ が むけた。">
            <text:p>ひやけ で かわ が むけた。</text:p>
          </table:table-cell>
          <table:table-cell office:value-type="string" office:value="My skin peeled due to sunburn.">
            <text:p>My skin peeled due to sunbur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かり">
            <text:p>明かり</text:p>
          </table:table-cell>
          <table:table-cell office:value-type="string" office:value="あかり">
            <text:p>あかり</text:p>
          </table:table-cell>
          <table:table-cell office:value-type="string" office:value="light, lighting">
            <text:p>light, ligh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明かりをつけましょう。">
            <text:p>部屋の明かりをつけましょう。</text:p>
          </table:table-cell>
          <table:table-cell office:value-type="string" office:value="へや の あかり を つけましょう 。">
            <text:p>へや の あかり を つけましょう 。</text:p>
          </table:table-cell>
          <table:table-cell office:value-type="string" office:value="Let's turn on the room light.">
            <text:p>Let's turn on the room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頃">
            <text:p>近頃</text:p>
          </table:table-cell>
          <table:table-cell office:value-type="string" office:value="ちかごろ">
            <text:p>ちかごろ</text:p>
          </table:table-cell>
          <table:table-cell office:value-type="string" office:value="recently, these days">
            <text:p>recently, these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近頃、彼女の様子がおかしい。">
            <text:p>近頃、彼女の様子がおかしい。</text:p>
          </table:table-cell>
          <table:table-cell office:value-type="string" office:value="ちかごろ、かのじょ の ようす が おかしい。">
            <text:p>ちかごろ、かのじょ の ようす が おかしい。</text:p>
          </table:table-cell>
          <table:table-cell office:value-type="string" office:value="She's been acting strangely these days.">
            <text:p>She's been acting strangely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温">
            <text:p>体温</text:p>
          </table:table-cell>
          <table:table-cell office:value-type="string" office:value="たいおん">
            <text:p>たいおん</text:p>
          </table:table-cell>
          <table:table-cell office:value-type="string" office:value="body temperature">
            <text:p>body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の体温は36度でした。">
            <text:p>今朝の体温は36度でした。</text:p>
          </table:table-cell>
          <table:table-cell office:value-type="string" office:value="けさ の たいおん は 36 ど でした。">
            <text:p>けさ の たいおん は 36 ど でした。</text:p>
          </table:table-cell>
          <table:table-cell office:value-type="string" office:value="My temperature this morning was 36 degrees.">
            <text:p>My temperature this morning was 36 deg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枚数">
            <text:p>枚数</text:p>
          </table:table-cell>
          <table:table-cell office:value-type="string" office:value="まいすう">
            <text:p>まいすう</text:p>
          </table:table-cell>
          <table:table-cell office:value-type="string" office:value="number of flat things">
            <text:p>number of flat 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ピーの枚数を数えてください。">
            <text:p>コピーの枚数を数えてください。</text:p>
          </table:table-cell>
          <table:table-cell office:value-type="string" office:value="コピー の まいすう を かぞえて ください。">
            <text:p>コピー の まいすう を かぞえて ください。</text:p>
          </table:table-cell>
          <table:table-cell office:value-type="string" office:value="Please count the number of copies.">
            <text:p>Please count the number of cop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側">
            <text:p>両側</text:p>
          </table:table-cell>
          <table:table-cell office:value-type="string" office:value="りょうがわ">
            <text:p>りょうがわ</text:p>
          </table:table-cell>
          <table:table-cell office:value-type="string" office:value="both sides">
            <text:p>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の両側にたくさんお店がありますよ。">
            <text:p>道の両側にたくさんお店がありますよ。</text:p>
          </table:table-cell>
          <table:table-cell office:value-type="string" office:value="みち の りょうがわ に たくさん おみせ が あります よ。">
            <text:p>みち の りょうがわ に たくさん おみせ が あります よ。</text:p>
          </table:table-cell>
          <table:table-cell office:value-type="string" office:value="There are a lot of stores on both sides of the road.">
            <text:p>There are a lot of stores on both sides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県庁">
            <text:p>県庁</text:p>
          </table:table-cell>
          <table:table-cell office:value-type="string" office:value="けんちょう">
            <text:p>けんちょう</text:p>
          </table:table-cell>
          <table:table-cell office:value-type="string" office:value="prefectural office">
            <text:p>prefectural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白い建物が県庁です。">
            <text:p>あの白い建物が県庁です。</text:p>
          </table:table-cell>
          <table:table-cell office:value-type="string" office:value="あの しろい たてもの が けんちょう です。">
            <text:p>あの しろい たてもの が けんちょう です。</text:p>
          </table:table-cell>
          <table:table-cell office:value-type="string" office:value="That white building is the prefectural office.">
            <text:p>That white building is the prefectural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脂">
            <text:p>脂</text:p>
          </table:table-cell>
          <table:table-cell office:value-type="string" office:value="あぶら">
            <text:p>あぶら</text:p>
          </table:table-cell>
          <table:table-cell office:value-type="string" office:value="grease, lard">
            <text:p>grease, l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肉は脂が多い。">
            <text:p>この肉は脂が多い。</text:p>
          </table:table-cell>
          <table:table-cell office:value-type="string" office:value="この にく は あぶら が おおい。">
            <text:p>この にく は あぶら が おおい。</text:p>
          </table:table-cell>
          <table:table-cell office:value-type="string" office:value="This meat is greasy.">
            <text:p>This meat is gr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憎む">
            <text:p>憎む</text:p>
          </table:table-cell>
          <table:table-cell office:value-type="string" office:value="にくむ">
            <text:p>にくむ</text:p>
          </table:table-cell>
          <table:table-cell office:value-type="string" office:value="hate, detest">
            <text:p>hate, det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もう彼女を憎んではいないよ。">
            <text:p>彼はもう彼女を憎んではいないよ。</text:p>
          </table:table-cell>
          <table:table-cell office:value-type="string" office:value="かれ は もう かのじょ を にくんで は いない よ。">
            <text:p>かれ は もう かのじょ を にくんで は いない よ。</text:p>
          </table:table-cell>
          <table:table-cell office:value-type="string" office:value="He no longer hates her.">
            <text:p>He no longer hates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眺め">
            <text:p>眺め</text:p>
          </table:table-cell>
          <table:table-cell office:value-type="string" office:value="ながめ">
            <text:p>ながめ</text:p>
          </table:table-cell>
          <table:table-cell office:value-type="string" office:value="view, prospect">
            <text:p>view, prosp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の眺めは最高です。">
            <text:p>ここからの眺めは最高です。</text:p>
          </table:table-cell>
          <table:table-cell office:value-type="string" office:value="ここ から の ながめ は さいこう です。">
            <text:p>ここ から の ながめ は さいこう です。</text:p>
          </table:table-cell>
          <table:table-cell office:value-type="string" office:value="The view from here is fantastic.">
            <text:p>The view from here is fantast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索引">
            <text:p>索引</text:p>
          </table:table-cell>
          <table:table-cell office:value-type="string" office:value="さくいん">
            <text:p>さくいん</text:p>
          </table:table-cell>
          <table:table-cell office:value-type="string" office:value="index">
            <text:p>ind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索引はたいてい本の後ろに付いていますよ。">
            <text:p>索引はたいてい本の後ろに付いていますよ。</text:p>
          </table:table-cell>
          <table:table-cell office:value-type="string" office:value="さくいん は たいてい ほん の うしろ に ついています よ 。">
            <text:p>さくいん は たいてい ほん の うしろ に ついています よ 。</text:p>
          </table:table-cell>
          <table:table-cell office:value-type="string" office:value="The index can be usually found at the end of the book.">
            <text:p>The index can be usually found at the end of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ざる">
            <text:p>混ざる</text:p>
          </table:table-cell>
          <table:table-cell office:value-type="string" office:value="まざる">
            <text:p>まざる</text:p>
          </table:table-cell>
          <table:table-cell office:value-type="string" office:value="be mixed, be stirred">
            <text:p>be mixed, be stir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と油は混ざりません。">
            <text:p>水と油は混ざりません。</text:p>
          </table:table-cell>
          <table:table-cell office:value-type="string" office:value="みず と あぶら は まざりません。">
            <text:p>みず と あぶら は まざりません。</text:p>
          </table:table-cell>
          <table:table-cell office:value-type="string" office:value="Water and oil don't mix.">
            <text:p>Water and oil don't mi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段と">
            <text:p>一段と</text:p>
          </table:table-cell>
          <table:table-cell office:value-type="string" office:value="いちだんと">
            <text:p>いちだんと</text:p>
          </table:table-cell>
          <table:table-cell office:value-type="string" office:value="more, further">
            <text:p>more, fur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物価は一段と上昇しそうだね。">
            <text:p>物価は一段と上昇しそうだね。</text:p>
          </table:table-cell>
          <table:table-cell office:value-type="string" office:value="ぶっか は いちだん と じょうしょう しそう だ ね。">
            <text:p>ぶっか は いちだん と じょうしょう しそう だ ね。</text:p>
          </table:table-cell>
          <table:table-cell office:value-type="string" office:value="It seems that the prices are going up even further.">
            <text:p>It seems that the prices are going up even fur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衣服">
            <text:p>衣服</text:p>
          </table:table-cell>
          <table:table-cell office:value-type="string" office:value="いふく">
            <text:p>いふく</text:p>
          </table:table-cell>
          <table:table-cell office:value-type="string" office:value="clothes, outer clothing">
            <text:p>clothes, outer clo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会社は衣服を扱っているよ。">
            <text:p>彼の会社は衣服を扱っているよ。</text:p>
          </table:table-cell>
          <table:table-cell office:value-type="string" office:value="かれ の かいしゃ は いふく を あつかって いる よ。">
            <text:p>かれ の かいしゃ は いふく を あつかって いる よ。</text:p>
          </table:table-cell>
          <table:table-cell office:value-type="string" office:value="His company sells clothes.">
            <text:p>His company sells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ヘリコプター">
            <text:p>ヘリコプター</text:p>
          </table:table-cell>
          <table:table-cell office:value-type="string" office:value="ヘリコプター">
            <text:p>ヘリコプター</text:p>
          </table:table-cell>
          <table:table-cell office:value-type="string" office:value="helicopter">
            <text:p>helicop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故現場の上空をヘリコプターが飛んでいます。">
            <text:p>事故現場の上空をヘリコプターが飛んでいます。</text:p>
          </table:table-cell>
          <table:table-cell office:value-type="string" office:value="じこ げんば の じょうくう を ヘリコプター が とんで います。">
            <text:p>じこ げんば の じょうくう を ヘリコプター が とんで います。</text:p>
          </table:table-cell>
          <table:table-cell office:value-type="string" office:value="There's a helicopter flying over the accident site.">
            <text:p>There's a helicopter flying over the accident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ちまち">
            <text:p>たちまち</text:p>
          </table:table-cell>
          <table:table-cell office:value-type="string" office:value="たちまち">
            <text:p>たちまち</text:p>
          </table:table-cell>
          <table:table-cell office:value-type="string" office:value="in a moment, suddenly">
            <text:p>in a moment, sudden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空がたちまち曇ってきたね。">
            <text:p>空がたちまち曇ってきたね。</text:p>
          </table:table-cell>
          <table:table-cell office:value-type="string" office:value="そら が たちまち くもって きた ね。">
            <text:p>そら が たちまち くもって きた ね。</text:p>
          </table:table-cell>
          <table:table-cell office:value-type="string" office:value="The sky suddenly clouded over.">
            <text:p>The sky suddenly clouded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担ぐ">
            <text:p>担ぐ</text:p>
          </table:table-cell>
          <table:table-cell office:value-type="string" office:value="かつぐ">
            <text:p>かつぐ</text:p>
          </table:table-cell>
          <table:table-cell office:value-type="string" office:value="shoulder, carry">
            <text:p>shoulder, ca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きな荷物を担いできたの。">
            <text:p>彼は大きな荷物を担いできたの。</text:p>
          </table:table-cell>
          <table:table-cell office:value-type="string" office:value="かれ は おおきな にもつ を かついで きた の。">
            <text:p>かれ は おおきな にもつ を かついで きた の。</text:p>
          </table:table-cell>
          <table:table-cell office:value-type="string" office:value="He came carrying large luggage.">
            <text:p>He came carrying large lugg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万一">
            <text:p>万一</text:p>
          </table:table-cell>
          <table:table-cell office:value-type="string" office:value="まんいち">
            <text:p>まんいち</text:p>
          </table:table-cell>
          <table:table-cell office:value-type="string" office:value="if by any chance, just in case">
            <text:p>if by any chance, just in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万一のために保険に入ったの。">
            <text:p>万一のために保険に入ったの。</text:p>
          </table:table-cell>
          <table:table-cell office:value-type="string" office:value="まんいち の ため に ほけん に はいった の。">
            <text:p>まんいち の ため に ほけん に はいった の。</text:p>
          </table:table-cell>
          <table:table-cell office:value-type="string" office:value="I bought insurance just in case.">
            <text:p>I bought insurance just in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小">
            <text:p>大小</text:p>
          </table:table-cell>
          <table:table-cell office:value-type="string" office:value="だいしょう">
            <text:p>だいしょう</text:p>
          </table:table-cell>
          <table:table-cell office:value-type="string" office:value="size">
            <text:p>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応募作品の大小は問いません。">
            <text:p>応募作品の大小は問いません。</text:p>
          </table:table-cell>
          <table:table-cell office:value-type="string" office:value="おうぼ さくひん の だいしょう は といません。">
            <text:p>おうぼ さくひん の だいしょう は といません。</text:p>
          </table:table-cell>
          <table:table-cell office:value-type="string" office:value="Submissions of all sizes are accepted.">
            <text:p>Submissions of all sizes are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点">
            <text:p>要点</text:p>
          </table:table-cell>
          <table:table-cell office:value-type="string" office:value="ようてん">
            <text:p>ようてん</text:p>
          </table:table-cell>
          <table:table-cell office:value-type="string" office:value="main point, gist">
            <text:p>main point, g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話の要点だけ教えてください。">
            <text:p>話の要点だけ教えてください。</text:p>
          </table:table-cell>
          <table:table-cell office:value-type="string" office:value="はなし の ようてん だけ おしえて ください。">
            <text:p>はなし の ようてん だけ おしえて ください。</text:p>
          </table:table-cell>
          <table:table-cell office:value-type="string" office:value="Please tell me just the main point of the talk.">
            <text:p>Please tell me just the main point of the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先">
            <text:p>真っ先</text:p>
          </table:table-cell>
          <table:table-cell office:value-type="string" office:value="まっさき">
            <text:p>まっさき</text:p>
          </table:table-cell>
          <table:table-cell office:value-type="string" office:value="first thing, first">
            <text:p>first thing, fi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合格を真っ先に両親に伝えたの。">
            <text:p>合格を真っ先に両親に伝えたの。</text:p>
          </table:table-cell>
          <table:table-cell office:value-type="string" office:value="ごうかく を まっさき に りょうしん に つたえた の。">
            <text:p>ごうかく を まっさき に りょうしん に つたえた の。</text:p>
          </table:table-cell>
          <table:table-cell office:value-type="string" office:value="I told my parents first that I had passed the exam.">
            <text:p>I told my parents first that I had passed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鈍い">
            <text:p>鈍い</text:p>
          </table:table-cell>
          <table:table-cell office:value-type="string" office:value="にぶい">
            <text:p>にぶい</text:p>
          </table:table-cell>
          <table:table-cell office:value-type="string" office:value="dull, slow">
            <text:p>dull, slow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頭の回転が鈍いです。">
            <text:p>今日は頭の回転が鈍いです。</text:p>
          </table:table-cell>
          <table:table-cell office:value-type="string" office:value="きょう は あたま の かいてん が にぶい です。">
            <text:p>きょう は あたま の かいてん が にぶい です。</text:p>
          </table:table-cell>
          <table:table-cell office:value-type="string" office:value="My brain is working slowly today.">
            <text:p>My brain is working slowl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嫁">
            <text:p>花嫁</text:p>
          </table:table-cell>
          <table:table-cell office:value-type="string" office:value="はなよめ">
            <text:p>はなよめ</text:p>
          </table:table-cell>
          <table:table-cell office:value-type="string" office:value="bride">
            <text:p>br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嫁が父親と一緒に入ってきましたね。">
            <text:p>花嫁が父親と一緒に入ってきましたね。</text:p>
          </table:table-cell>
          <table:table-cell office:value-type="string" office:value="はなよめ が ちちおや と いっしょ に はいって きました ね。">
            <text:p>はなよめ が ちちおや と いっしょ に はいって きました ね。</text:p>
          </table:table-cell>
          <table:table-cell office:value-type="string" office:value="The bride came in with her father.">
            <text:p>The bride came in with her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かい">
            <text:p>向かい</text:p>
          </table:table-cell>
          <table:table-cell office:value-type="string" office:value="むかい">
            <text:p>むかい</text:p>
          </table:table-cell>
          <table:table-cell office:value-type="string" office:value="opposite side">
            <text:p>opposit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向かいの席が空いていますよ。">
            <text:p>向かいの席が空いていますよ。</text:p>
          </table:table-cell>
          <table:table-cell office:value-type="string" office:value="むかい の せき が あいて います よ。">
            <text:p>むかい の せき が あいて います よ。</text:p>
          </table:table-cell>
          <table:table-cell office:value-type="string" office:value="The seat opposite is vacant.">
            <text:p>The seat opposite is vac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しめる">
            <text:p>苦しめる</text:p>
          </table:table-cell>
          <table:table-cell office:value-type="string" office:value="くるしめる">
            <text:p>くるしめる</text:p>
          </table:table-cell>
          <table:table-cell office:value-type="string" office:value="torment (someone), trouble (someone)">
            <text:p>torment (someone), trouble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強い日差しが選手たちを苦しめたの。">
            <text:p>強い日差しが選手たちを苦しめたの。</text:p>
          </table:table-cell>
          <table:table-cell office:value-type="string" office:value="つよい ひざし が せんしゅ たち を くるしめた の。">
            <text:p>つよい ひざし が せんしゅ たち を くるしめた の。</text:p>
          </table:table-cell>
          <table:table-cell office:value-type="string" office:value="The strong sunlight troubled the athletes.">
            <text:p>The strong sunlight troubled the athle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して">
            <text:p>大して</text:p>
          </table:table-cell>
          <table:table-cell office:value-type="string" office:value="たいして">
            <text:p>たいして</text:p>
          </table:table-cell>
          <table:table-cell office:value-type="string" office:value="(not) very, (not that) much">
            <text:p>(not) very, (not that)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大して嬉しそうには見えなかったよね。">
            <text:p>彼は大して嬉しそうには見えなかったよね。</text:p>
          </table:table-cell>
          <table:table-cell office:value-type="string" office:value="かれ は たいして うれし そう に は みえなかった よ ね。">
            <text:p>かれ は たいして うれし そう に は みえなかった よ ね。</text:p>
          </table:table-cell>
          <table:table-cell office:value-type="string" office:value="He didn't look that happy.">
            <text:p>He didn't look that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亡くす">
            <text:p>亡くす</text:p>
          </table:table-cell>
          <table:table-cell office:value-type="string" office:value="なくす">
            <text:p>なくす</text:p>
          </table:table-cell>
          <table:table-cell office:value-type="string" office:value="lose (in death)">
            <text:p>lose (in death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年、友人を亡くしました。">
            <text:p>昨年、友人を亡くしました。</text:p>
          </table:table-cell>
          <table:table-cell office:value-type="string" office:value="さくねん、ゆうじん を なくしました。">
            <text:p>さくねん、ゆうじん を なくしました。</text:p>
          </table:table-cell>
          <table:table-cell office:value-type="string" office:value="I lost my friend last year.">
            <text:p>I lost my friend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速">
            <text:p>時速</text:p>
          </table:table-cell>
          <table:table-cell office:value-type="string" office:value="じそく">
            <text:p>じそく</text:p>
          </table:table-cell>
          <table:table-cell office:value-type="string" office:value="speed per hour">
            <text:p>speed per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幹線の最高時速は300キロです。">
            <text:p>新幹線の最高時速は300キロです。</text:p>
          </table:table-cell>
          <table:table-cell office:value-type="string" office:value="しんかんせん の さいこう じそく は 300 キロ です。">
            <text:p>しんかんせん の さいこう じそく は 300 キロ です。</text:p>
          </table:table-cell>
          <table:table-cell office:value-type="string" office:value="The highest speed of the shinkansen train is 300 km per hour.">
            <text:p>The highest speed of the shinkansen train is 300 km per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毒">
            <text:p>消毒</text:p>
          </table:table-cell>
          <table:table-cell office:value-type="string" office:value="しょうどく">
            <text:p>しょうどく</text:p>
          </table:table-cell>
          <table:table-cell office:value-type="string" office:value="disinfection, sterilization">
            <text:p>disinfection, steri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足の傷を消毒したわ。">
            <text:p>足の傷を消毒したわ。</text:p>
          </table:table-cell>
          <table:table-cell office:value-type="string" office:value="あし の きず を しょうどく した わ。">
            <text:p>あし の きず を しょうどく した わ。</text:p>
          </table:table-cell>
          <table:table-cell office:value-type="string" office:value="I disinfected the wound on my foot.">
            <text:p>I disinfected the wound on my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能率">
            <text:p>能率</text:p>
          </table:table-cell>
          <table:table-cell office:value-type="string" office:value="のうりつ">
            <text:p>のうりつ</text:p>
          </table:table-cell>
          <table:table-cell office:value-type="string" office:value="efficiency of work, etc. done in a certain time period">
            <text:p>efficiency of work, etc. done in a certain time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方法だと能率がいいですね。">
            <text:p>この方法だと能率がいいですね。</text:p>
          </table:table-cell>
          <table:table-cell office:value-type="string" office:value="この ほうほう だと のうりつ が いい です ね。">
            <text:p>この ほうほう だと のうりつ が いい です ね。</text:p>
          </table:table-cell>
          <table:table-cell office:value-type="string" office:value="This method is more efficient.">
            <text:p>This method is more effic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湿気">
            <text:p>湿気</text:p>
          </table:table-cell>
          <table:table-cell office:value-type="string" office:value="しっけ">
            <text:p>しっけ</text:p>
          </table:table-cell>
          <table:table-cell office:value-type="string" office:value="humidity, dampness">
            <text:p>humidity, damp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暗くて湿気が多いね。">
            <text:p>この部屋は暗くて湿気が多いね。</text:p>
          </table:table-cell>
          <table:table-cell office:value-type="string" office:value="この へや は くらくて しっけ が おおい ね。">
            <text:p>この へや は くらくて しっけ が おおい ね。</text:p>
          </table:table-cell>
          <table:table-cell office:value-type="string" office:value="This room is dark and damp.">
            <text:p>This room is dark and d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麦">
            <text:p>小麦</text:p>
          </table:table-cell>
          <table:table-cell office:value-type="string" office:value="こむぎ">
            <text:p>こむぎ</text:p>
          </table:table-cell>
          <table:table-cell office:value-type="string" office:value="wheat">
            <text:p>wh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麦はいろいろな食べ物に使われている。">
            <text:p>小麦はいろいろな食べ物に使われている。</text:p>
          </table:table-cell>
          <table:table-cell office:value-type="string" office:value="こむぎ は いろいろな たべもの に つかわれて いる 。">
            <text:p>こむぎ は いろいろな たべもの に つかわれて いる 。</text:p>
          </table:table-cell>
          <table:table-cell office:value-type="string" office:value="Wheat is used in many foods.">
            <text:p>Wheat is used in many foo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ずる">
            <text:p>生ずる</text:p>
          </table:table-cell>
          <table:table-cell office:value-type="string" office:value="しょうずる">
            <text:p>しょうずる</text:p>
          </table:table-cell>
          <table:table-cell office:value-type="string" office:value="arise, bring about">
            <text:p>arise, bring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声明は疑惑を生ずるであろう。">
            <text:p>彼の声明は疑惑を生ずるであろう。</text:p>
          </table:table-cell>
          <table:table-cell office:value-type="string" office:value="かれ の せいめい は ぎわく を しょうずる で あろう 。">
            <text:p>かれ の せいめい は ぎわく を しょうずる で あろう 。</text:p>
          </table:table-cell>
          <table:table-cell office:value-type="string" office:value="His statement will raise doubts.">
            <text:p>His statement will raise doub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める">
            <text:p>はめる</text:p>
          </table:table-cell>
          <table:table-cell office:value-type="string" office:value="はめる">
            <text:p>はめる</text:p>
          </table:table-cell>
          <table:table-cell office:value-type="string" office:value="put (something) into a hole, frame etc.">
            <text:p>put (something) into a hole, frame etc.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指輪をたくさんはめていますね。">
            <text:p>彼女は指輪をたくさんはめていますね。</text:p>
          </table:table-cell>
          <table:table-cell office:value-type="string" office:value="かのじょ は ゆびわ を たくさん はめて います ね。">
            <text:p>かのじょ は ゆびわ を たくさん はめて います ね。</text:p>
          </table:table-cell>
          <table:table-cell office:value-type="string" office:value="She's wearing a lot of rings.">
            <text:p>She's wearing a lot of r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快晴">
            <text:p>快晴</text:p>
          </table:table-cell>
          <table:table-cell office:value-type="string" office:value="かいせい">
            <text:p>かいせい</text:p>
          </table:table-cell>
          <table:table-cell office:value-type="string" office:value="clear and fine weather">
            <text:p>clear and fine 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快晴ですね。">
            <text:p>今日は快晴ですね。</text:p>
          </table:table-cell>
          <table:table-cell office:value-type="string" office:value="きょう は かいせい です ね。">
            <text:p>きょう は かいせい です ね。</text:p>
          </table:table-cell>
          <table:table-cell office:value-type="string" office:value="Today's weather is clear and fine.">
            <text:p>Today's weather is clear and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噴火">
            <text:p>噴火</text:p>
          </table:table-cell>
          <table:table-cell office:value-type="string" office:value="ふんか">
            <text:p>ふんか</text:p>
          </table:table-cell>
          <table:table-cell office:value-type="string" office:value="eruption">
            <text:p>eru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島で火山が噴火したよ。">
            <text:p>島で火山が噴火したよ。</text:p>
          </table:table-cell>
          <table:table-cell office:value-type="string" office:value="しま で かざん が ふんか した よ。">
            <text:p>しま で かざん が ふんか した よ。</text:p>
          </table:table-cell>
          <table:table-cell office:value-type="string" office:value="There was a volcano eruption in the island.">
            <text:p>There was a volcano eruption in the is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気">
            <text:p>強気</text:p>
          </table:table-cell>
          <table:table-cell office:value-type="string" office:value="つよき">
            <text:p>つよき</text:p>
          </table:table-cell>
          <table:table-cell office:value-type="string" office:value="assertiveness, being strong-willed">
            <text:p>assertiveness, being strong-will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強気な女性ですね。">
            <text:p>彼女は強気な女性ですね。</text:p>
          </table:table-cell>
          <table:table-cell office:value-type="string" office:value="かのじょ は つよきな じょせい です ね。">
            <text:p>かのじょ は つよきな じょせい です ね。</text:p>
          </table:table-cell>
          <table:table-cell office:value-type="string" office:value="She's a strong-willed woman.">
            <text:p>She's a strong-willed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下ろす">
            <text:p>見下ろす</text:p>
          </table:table-cell>
          <table:table-cell office:value-type="string" office:value="みおろす">
            <text:p>みおろす</text:p>
          </table:table-cell>
          <table:table-cell office:value-type="string" office:value="look down">
            <text:p>look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の頂上からふもとを見下ろしたの。">
            <text:p>山の頂上からふもとを見下ろしたの。</text:p>
          </table:table-cell>
          <table:table-cell office:value-type="string" office:value="やま の ちょうじょう から ふもと を みおろした の。">
            <text:p>やま の ちょうじょう から ふもと を みおろした の。</text:p>
          </table:table-cell>
          <table:table-cell office:value-type="string" office:value="I looked down on the foothills from the top of the mountain.">
            <text:p>I looked down on the foothills from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鎖">
            <text:p>鎖</text:p>
          </table:table-cell>
          <table:table-cell office:value-type="string" office:value="くさり">
            <text:p>くさり</text:p>
          </table:table-cell>
          <table:table-cell office:value-type="string" office:value="chain">
            <text:p>ch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を鎖でつなぎました。">
            <text:p>犬を鎖でつなぎました。</text:p>
          </table:table-cell>
          <table:table-cell office:value-type="string" office:value="いぬ を くさり で つなぎました。">
            <text:p>いぬ を くさり で つなぎました。</text:p>
          </table:table-cell>
          <table:table-cell office:value-type="string" office:value="I tied up the dog with a chain.">
            <text:p>I tied up the dog with a ch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祖先">
            <text:p>祖先</text:p>
          </table:table-cell>
          <table:table-cell office:value-type="string" office:value="そせん">
            <text:p>そせん</text:p>
          </table:table-cell>
          <table:table-cell office:value-type="string" office:value="ancestor">
            <text:p>ances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も猫も祖先は同じ動物らしいよ。">
            <text:p>犬も猫も祖先は同じ動物らしいよ。</text:p>
          </table:table-cell>
          <table:table-cell office:value-type="string" office:value="いぬ も ねこ も そせん は おなじ どうぶつ らしい よ。">
            <text:p>いぬ も ねこ も そせん は おなじ どうぶつ らしい よ。</text:p>
          </table:table-cell>
          <table:table-cell office:value-type="string" office:value="I hear that the ancestor of dogs and cats is the same animal.">
            <text:p>I hear that the ancestor of dogs and cats is the same ani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潜る">
            <text:p>潜る</text:p>
          </table:table-cell>
          <table:table-cell office:value-type="string" office:value="もぐる">
            <text:p>もぐる</text:p>
          </table:table-cell>
          <table:table-cell office:value-type="string" office:value="dive, go under the water">
            <text:p>dive, go under the wa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長い間、海に潜っていたの。">
            <text:p>彼は長い間、海に潜っていたの。</text:p>
          </table:table-cell>
          <table:table-cell office:value-type="string" office:value="かれ は ながい あいだ 、 うみ に もぐって いた の。">
            <text:p>かれ は ながい あいだ 、 うみ に もぐって いた の。</text:p>
          </table:table-cell>
          <table:table-cell office:value-type="string" office:value="He was diving in the sea for a long time.">
            <text:p>He was diving in the sea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塀">
            <text:p>塀</text:p>
          </table:table-cell>
          <table:table-cell office:value-type="string" office:value="へい">
            <text:p>へい</text:p>
          </table:table-cell>
          <table:table-cell office:value-type="string" office:value="fence, wall">
            <text:p>fence, w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猫が塀の上で寝ているぞ。">
            <text:p>猫が塀の上で寝ているぞ。</text:p>
          </table:table-cell>
          <table:table-cell office:value-type="string" office:value="ねこ が へい の うえ で ねて いる ぞ。">
            <text:p>ねこ が へい の うえ で ねて いる ぞ。</text:p>
          </table:table-cell>
          <table:table-cell office:value-type="string" office:value="A cat is sleeping on top of the wall.">
            <text:p>A cat is sleeping on top of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暮れ">
            <text:p>暮れ</text:p>
          </table:table-cell>
          <table:table-cell office:value-type="string" office:value="くれ">
            <text:p>くれ</text:p>
          </table:table-cell>
          <table:table-cell office:value-type="string" office:value="dusk, the end (of a season or a year)">
            <text:p>dusk, the end (of a season or a yea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暮れは用事が多くて忙しいです。">
            <text:p>暮れは用事が多くて忙しいです。</text:p>
          </table:table-cell>
          <table:table-cell office:value-type="string" office:value="くれ は ようじ が おおくて いそがしい です。">
            <text:p>くれ は ようじ が おおくて いそがしい です。</text:p>
          </table:table-cell>
          <table:table-cell office:value-type="string" office:value="I'm busy with a lot of things at the end of the year.">
            <text:p>I'm busy with a lot of things at the end of the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える">
            <text:p>ほえる</text:p>
          </table:table-cell>
          <table:table-cell office:value-type="string" office:value="ほえる">
            <text:p>ほえる</text:p>
          </table:table-cell>
          <table:table-cell office:value-type="string" office:value="bark, roar">
            <text:p>bark, ro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どこかで犬がほえていますね。">
            <text:p>どこかで犬がほえていますね。</text:p>
          </table:table-cell>
          <table:table-cell office:value-type="string" office:value="どこ か で いぬ が ほえて います ね 。">
            <text:p>どこ か で いぬ が ほえて います ね 。</text:p>
          </table:table-cell>
          <table:table-cell office:value-type="string" office:value="A dog is barking somewhere.">
            <text:p>A dog is barking some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船">
            <text:p>風船</text:p>
          </table:table-cell>
          <table:table-cell office:value-type="string" office:value="ふうせん">
            <text:p>ふうせん</text:p>
          </table:table-cell>
          <table:table-cell office:value-type="string" office:value="balloon">
            <text:p>ball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が風船を膨らませているね。">
            <text:p>子供が風船を膨らませているね。</text:p>
          </table:table-cell>
          <table:table-cell office:value-type="string" office:value="こども が ふうせん を ふくらませて いる ね。">
            <text:p>こども が ふうせん を ふくらませて いる ね。</text:p>
          </table:table-cell>
          <table:table-cell office:value-type="string" office:value="The child is blowing up a balloon.">
            <text:p>The child is blowing up a ball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分け">
            <text:p>引き分け</text:p>
          </table:table-cell>
          <table:table-cell office:value-type="string" office:value="ひきわけ">
            <text:p>ひきわけ</text:p>
          </table:table-cell>
          <table:table-cell office:value-type="string" office:value="draw, tie">
            <text:p>draw, ti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勝負は引き分けです。">
            <text:p>この勝負は引き分けです。</text:p>
          </table:table-cell>
          <table:table-cell office:value-type="string" office:value="この しょうぶ は ひきわけ です。">
            <text:p>この しょうぶ は ひきわけ です。</text:p>
          </table:table-cell>
          <table:table-cell office:value-type="string" office:value="This match is a draw.">
            <text:p>This match is a dr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逆らう">
            <text:p>逆らう</text:p>
          </table:table-cell>
          <table:table-cell office:value-type="string" office:value="さからう">
            <text:p>さからう</text:p>
          </table:table-cell>
          <table:table-cell office:value-type="string" office:value="go against, rebel">
            <text:p>go against, reb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に逆らうのは良くないことです。">
            <text:p>親に逆らうのは良くないことです。</text:p>
          </table:table-cell>
          <table:table-cell office:value-type="string" office:value="おや に さからう の は よくない こと です。">
            <text:p>おや に さからう の は よくない こと です。</text:p>
          </table:table-cell>
          <table:table-cell office:value-type="string" office:value="It's not good to rebel against your parents.">
            <text:p>It's not good to rebel against your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稲">
            <text:p>稲</text:p>
          </table:table-cell>
          <table:table-cell office:value-type="string" office:value="いね">
            <text:p>いね</text:p>
          </table:table-cell>
          <table:table-cell office:value-type="string" office:value="rice plant">
            <text:p>rice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稲の品種が多いよ。">
            <text:p>日本は稲の品種が多いよ。</text:p>
          </table:table-cell>
          <table:table-cell office:value-type="string" office:value="にっぽん は いね の ひんしゅ が おおい よ。">
            <text:p>にっぽん は いね の ひんしゅ が おおい よ。</text:p>
          </table:table-cell>
          <table:table-cell office:value-type="string" office:value="There's a variety of rice in Japan.">
            <text:p>There's a variety of rice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庫">
            <text:p>金庫</text:p>
          </table:table-cell>
          <table:table-cell office:value-type="string" office:value="きんこ">
            <text:p>きんこ</text:p>
          </table:table-cell>
          <table:table-cell office:value-type="string" office:value="strong box, safe">
            <text:p>strong box, sa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ホテルの金庫に貴重品を入れたよ。">
            <text:p>ホテルの金庫に貴重品を入れたよ。</text:p>
          </table:table-cell>
          <table:table-cell office:value-type="string" office:value="ホテル の きんこ に きちょう ひん を いれた よ。">
            <text:p>ホテル の きんこ に きちょう ひん を いれた よ。</text:p>
          </table:table-cell>
          <table:table-cell office:value-type="string" office:value="I put my valuables in the safe at the hotel.">
            <text:p>I put my valuables in the safe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慰める">
            <text:p>慰める</text:p>
          </table:table-cell>
          <table:table-cell office:value-type="string" office:value="なぐさめる">
            <text:p>なぐさめる</text:p>
          </table:table-cell>
          <table:table-cell office:value-type="string" office:value="console, comfort">
            <text:p>console, comfo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人が慰めてくれました。">
            <text:p>友人が慰めてくれました。</text:p>
          </table:table-cell>
          <table:table-cell office:value-type="string" office:value="ゆうじん が なぐさめて くれました。">
            <text:p>ゆうじん が なぐさめて くれました。</text:p>
          </table:table-cell>
          <table:table-cell office:value-type="string" office:value="My friend consoled me.">
            <text:p>My friend consoled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墨">
            <text:p>墨</text:p>
          </table:table-cell>
          <table:table-cell office:value-type="string" office:value="すみ">
            <text:p>すみ</text:p>
          </table:table-cell>
          <table:table-cell office:value-type="string" office:value="black ink">
            <text:p>black i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服に墨がついちゃった。">
            <text:p>服に墨がついちゃった。</text:p>
          </table:table-cell>
          <table:table-cell office:value-type="string" office:value="ふく に すみ が ついちゃった。">
            <text:p>ふく に すみ が ついちゃった。</text:p>
          </table:table-cell>
          <table:table-cell office:value-type="string" office:value="I got a black ink stain on my clothes.">
            <text:p>I got a black ink stain on my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釘">
            <text:p>釘</text:p>
          </table:table-cell>
          <table:table-cell office:value-type="string" office:value="くぎ">
            <text:p>くぎ</text:p>
          </table:table-cell>
          <table:table-cell office:value-type="string" office:value="nail, spike">
            <text:p>nail, spi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釘を踏んでケガをしました。">
            <text:p>釘を踏んでケガをしました。</text:p>
          </table:table-cell>
          <table:table-cell office:value-type="string" office:value="くぎ を ふんで ケガ を しました。">
            <text:p>くぎ を ふんで ケガ を しました。</text:p>
          </table:table-cell>
          <table:table-cell office:value-type="string" office:value="I injured myself stepping on a nail.">
            <text:p>I injured myself stepping on a n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かけ">
            <text:p>見かけ</text:p>
          </table:table-cell>
          <table:table-cell office:value-type="string" office:value="みかけ">
            <text:p>みかけ</text:p>
          </table:table-cell>
          <table:table-cell office:value-type="string" office:value="looks, appearance">
            <text:p>looks, appea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見かけによらず優しいね。">
            <text:p>彼は見かけによらず優しいね。</text:p>
          </table:table-cell>
          <table:table-cell office:value-type="string" office:value="かれ は みかけ に よらず やさしい ね。">
            <text:p>かれ は みかけ に よらず やさしい ね。</text:p>
          </table:table-cell>
          <table:table-cell office:value-type="string" office:value="He's kind despite his appearance.">
            <text:p>He's kind despite his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セント">
            <text:p>コンセント</text:p>
          </table:table-cell>
          <table:table-cell office:value-type="string" office:value="コンセント">
            <text:p>コンセント</text:p>
          </table:table-cell>
          <table:table-cell office:value-type="string" office:value="outlet">
            <text:p>out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グをコンセントに挿し込んだよ。">
            <text:p>プラグをコンセントに挿し込んだよ。</text:p>
          </table:table-cell>
          <table:table-cell office:value-type="string" office:value="プラグ を コンセント に さしこんだ よ。">
            <text:p>プラグ を コンセント に さしこんだ よ。</text:p>
          </table:table-cell>
          <table:table-cell office:value-type="string" office:value="I put the plug into the outlet.">
            <text:p>I put the plug into the out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香水">
            <text:p>香水</text:p>
          </table:table-cell>
          <table:table-cell office:value-type="string" office:value="こうすい">
            <text:p>こうすい</text:p>
          </table:table-cell>
          <table:table-cell office:value-type="string" office:value="perfume">
            <text:p>perfu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香水のいい香りがした。">
            <text:p>香水のいい香りがした。</text:p>
          </table:table-cell>
          <table:table-cell office:value-type="string" office:value="こうすい の いい かおり が した。">
            <text:p>こうすい の いい かおり が した。</text:p>
          </table:table-cell>
          <table:table-cell office:value-type="string" office:value="There was a nice scent of perfume.">
            <text:p>There was a nice scent of perfu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らせ">
            <text:p>知らせ</text:p>
          </table:table-cell>
          <table:table-cell office:value-type="string" office:value="しらせ">
            <text:p>しらせ</text:p>
          </table:table-cell>
          <table:table-cell office:value-type="string" office:value="notice, news">
            <text:p>notice, new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合格の知らせをもらいました。">
            <text:p>今日、合格の知らせをもらいました。</text:p>
          </table:table-cell>
          <table:table-cell office:value-type="string" office:value="きょう、ごうかく の しらせ を もらいました。">
            <text:p>きょう、ごうかく の しらせ を もらいました。</text:p>
          </table:table-cell>
          <table:table-cell office:value-type="string" office:value="Today I received a notice that I passed.">
            <text:p>Today I received a notice that I pas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切る">
            <text:p>区切る</text:p>
          </table:table-cell>
          <table:table-cell office:value-type="string" office:value="くぎる">
            <text:p>くぎる</text:p>
          </table:table-cell>
          <table:table-cell office:value-type="string" office:value="divide, partition">
            <text:p>divide, parti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フロアはパーティションで区切られています。">
            <text:p>フロアはパーティションで区切られています。</text:p>
          </table:table-cell>
          <table:table-cell office:value-type="string" office:value="フロア は パーティション で くぎられて います。">
            <text:p>フロア は パーティション で くぎられて います。</text:p>
          </table:table-cell>
          <table:table-cell office:value-type="string" office:value="The floor is divided by partitions.">
            <text:p>The floor is divided by part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す">
            <text:p>帰す</text:p>
          </table:table-cell>
          <table:table-cell office:value-type="string" office:value="かえす">
            <text:p>かえす</text:p>
          </table:table-cell>
          <table:table-cell office:value-type="string" office:value="send (someone) home">
            <text:p>send (someone) hom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校は生徒たちを午前中に帰したね。">
            <text:p>学校は生徒たちを午前中に帰したね。</text:p>
          </table:table-cell>
          <table:table-cell office:value-type="string" office:value="がっこう は せいと たち を ごぜん ちゅう に かえした ね。">
            <text:p>がっこう は せいと たち を ごぜん ちゅう に かえした ね。</text:p>
          </table:table-cell>
          <table:table-cell office:value-type="string" office:value="The school sent the students home in the morning.">
            <text:p>The school sent the students home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木">
            <text:p>植木</text:p>
          </table:table-cell>
          <table:table-cell office:value-type="string" office:value="うえき">
            <text:p>うえき</text:p>
          </table:table-cell>
          <table:table-cell office:value-type="string" office:value="garden plant">
            <text:p>garden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植木に水をやりました。">
            <text:p>植木に水をやりました。</text:p>
          </table:table-cell>
          <table:table-cell office:value-type="string" office:value="うえき に みず を やりました。">
            <text:p>うえき に みず を やりました。</text:p>
          </table:table-cell>
          <table:table-cell office:value-type="string" office:value="I watered the plant.">
            <text:p>I watered the pl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放る">
            <text:p>放る</text:p>
          </table:table-cell>
          <table:table-cell office:value-type="string" office:value="ほうる">
            <text:p>ほうる</text:p>
          </table:table-cell>
          <table:table-cell office:value-type="string" office:value="fling, throw">
            <text:p>fling, th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ボールを空中に放ったの。">
            <text:p>ボールを空中に放ったの。</text:p>
          </table:table-cell>
          <table:table-cell office:value-type="string" office:value="ボール を くうちゅう に ほうった の。">
            <text:p>ボール を くうちゅう に ほうった の。</text:p>
          </table:table-cell>
          <table:table-cell office:value-type="string" office:value="I threw a ball in the air.">
            <text:p>I threw a ball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雑音">
            <text:p>雑音</text:p>
          </table:table-cell>
          <table:table-cell office:value-type="string" office:value="ざつおん">
            <text:p>ざつおん</text:p>
          </table:table-cell>
          <table:table-cell office:value-type="string" office:value="noise, interference">
            <text:p>noise, inter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雑音がひどくて声が聞こえません。">
            <text:p>雑音がひどくて声が聞こえません。</text:p>
          </table:table-cell>
          <table:table-cell office:value-type="string" office:value="ざつおん が ひどくて こえ が きこえません。">
            <text:p>ざつおん が ひどくて こえ が きこえません。</text:p>
          </table:table-cell>
          <table:table-cell office:value-type="string" office:value="The background noise is so loud that I can't hear your voice.">
            <text:p>The background noise is so loud that I can't hear your vo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途">
            <text:p>中途</text:p>
          </table:table-cell>
          <table:table-cell office:value-type="string" office:value="ちゅうと">
            <text:p>ちゅうと</text:p>
          </table:table-cell>
          <table:table-cell office:value-type="string" office:value="halfway">
            <text:p>half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中途採用で入社しました。">
            <text:p>私は中途採用で入社しました。</text:p>
          </table:table-cell>
          <table:table-cell office:value-type="string" office:value="わたし は ちゅうと さいよう で にゅうしゃ しました。">
            <text:p>わたし は ちゅうと さいよう で にゅうしゃ しました。</text:p>
          </table:table-cell>
          <table:table-cell office:value-type="string" office:value="I joined the company as a mid-career worker.">
            <text:p>I joined the company as a mid-career work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ッカー">
            <text:p>ロッカー</text:p>
          </table:table-cell>
          <table:table-cell office:value-type="string" office:value="ロッカー">
            <text:p>ロッカー</text:p>
          </table:table-cell>
          <table:table-cell office:value-type="string" office:value="locker">
            <text:p>loc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荷物を駅のロッカーに入れた。">
            <text:p>荷物を駅のロッカーに入れた。</text:p>
          </table:table-cell>
          <table:table-cell office:value-type="string" office:value="にもつ を えき の ロッカー に いれた。">
            <text:p>にもつ を えき の ロッカー に いれた。</text:p>
          </table:table-cell>
          <table:table-cell office:value-type="string" office:value="I put my luggage in a locker at the station.">
            <text:p>I put my luggage in a locker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姓">
            <text:p>姓</text:p>
          </table:table-cell>
          <table:table-cell office:value-type="string" office:value="せい">
            <text:p>せい</text:p>
          </table:table-cell>
          <table:table-cell office:value-type="string" office:value="family name, surname">
            <text:p>family name, sur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して姓が変わりました。">
            <text:p>結婚して姓が変わりました。</text:p>
          </table:table-cell>
          <table:table-cell office:value-type="string" office:value="けっこん して せい が かわりました。">
            <text:p>けっこん して せい が かわりました。</text:p>
          </table:table-cell>
          <table:table-cell office:value-type="string" office:value="I got married and changed my family name.">
            <text:p>I got married and changed my family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技師">
            <text:p>技師</text:p>
          </table:table-cell>
          <table:table-cell office:value-type="string" office:value="ぎし">
            <text:p>ぎし</text:p>
          </table:table-cell>
          <table:table-cell office:value-type="string" office:value="engineer, technician">
            <text:p>engineer, technic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レントゲン技師です。">
            <text:p>彼はレントゲン技師です。</text:p>
          </table:table-cell>
          <table:table-cell office:value-type="string" office:value="かれ は レントゲン ぎし です。">
            <text:p>かれ は レントゲン ぎし です。</text:p>
          </table:table-cell>
          <table:table-cell office:value-type="string" office:value="He is a radiographer.">
            <text:p>He is a radiograp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器用">
            <text:p>器用</text:p>
          </table:table-cell>
          <table:table-cell office:value-type="string" office:value="きよう">
            <text:p>きよう</text:p>
          </table:table-cell>
          <table:table-cell office:value-type="string" office:value="skillful, being good with one's hands">
            <text:p>skillful, being good with one's hand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かなり器用な人です。">
            <text:p>彼はかなり器用な人です。</text:p>
          </table:table-cell>
          <table:table-cell office:value-type="string" office:value="かれ は かなり きような ひと です。">
            <text:p>かれ は かなり きような ひと です。</text:p>
          </table:table-cell>
          <table:table-cell office:value-type="string" office:value="He is very good with his hands.">
            <text:p>He is very good with his h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賞品">
            <text:p>賞品</text:p>
          </table:table-cell>
          <table:table-cell office:value-type="string" office:value="しょうひん">
            <text:p>しょうひん</text:p>
          </table:table-cell>
          <table:table-cell office:value-type="string" office:value="things given as a prize">
            <text:p>things given as a pr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ーティーのビンゴの賞品は何がいいだろう。">
            <text:p>パーティーのビンゴの賞品は何がいいだろう。</text:p>
          </table:table-cell>
          <table:table-cell office:value-type="string" office:value="パーティー の ビンゴ の しょうひん は なに が いい だろう。">
            <text:p>パーティー の ビンゴ の しょうひん は なに が いい だろう。</text:p>
          </table:table-cell>
          <table:table-cell office:value-type="string" office:value="What shoud we give as a prize for a bingo game at the party?">
            <text:p>What shoud we give as a prize for a bingo game at the part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催">
            <text:p>開催</text:p>
          </table:table-cell>
          <table:table-cell office:value-type="string" office:value="かいさい">
            <text:p>かいさい</text:p>
          </table:table-cell>
          <table:table-cell office:value-type="string" office:value="holding (of an event), opening">
            <text:p>holding (of an event), op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京都で国際会議が開催された。">
            <text:p>京都で国際会議が開催された。</text:p>
          </table:table-cell>
          <table:table-cell office:value-type="string" office:value="きょうと で こくさい かいぎ が かいさい された。">
            <text:p>きょうと で こくさい かいぎ が かいさい された。</text:p>
          </table:table-cell>
          <table:table-cell office:value-type="string" office:value="An international conference was held in Kyoto.">
            <text:p>An international conference was held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員">
            <text:p>議員</text:p>
          </table:table-cell>
          <table:table-cell office:value-type="string" office:value="ぎいん">
            <text:p>ぎいん</text:p>
          </table:table-cell>
          <table:table-cell office:value-type="string" office:value="legislator, assembly member">
            <text:p>legislator, assembly m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会議員です。">
            <text:p>彼は国会議員です。</text:p>
          </table:table-cell>
          <table:table-cell office:value-type="string" office:value="かれ は こっかい ぎいん です。">
            <text:p>かれ は こっかい ぎいん です。</text:p>
          </table:table-cell>
          <table:table-cell office:value-type="string" office:value="He's a legislator.">
            <text:p>He's a legisl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装置">
            <text:p>装置</text:p>
          </table:table-cell>
          <table:table-cell office:value-type="string" office:value="そうち">
            <text:p>そうち</text:p>
          </table:table-cell>
          <table:table-cell office:value-type="string" office:value="equipment, device">
            <text:p>equipment, de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験にはこの装置を使います。">
            <text:p>実験にはこの装置を使います。</text:p>
          </table:table-cell>
          <table:table-cell office:value-type="string" office:value="じっけん に は この そうち を つかいます。">
            <text:p>じっけん に は この そうち を つかいます。</text:p>
          </table:table-cell>
          <table:table-cell office:value-type="string" office:value="We'll use this equipment in our experiment.">
            <text:p>We'll use this equipment in our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過">
            <text:p>通過</text:p>
          </table:table-cell>
          <table:table-cell office:value-type="string" office:value="つうか">
            <text:p>つうか</text:p>
          </table:table-cell>
          <table:table-cell office:value-type="string" office:value="passing, passage">
            <text:p>passing, pass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次の駅は通過します。">
            <text:p>次の駅は通過します。</text:p>
          </table:table-cell>
          <table:table-cell office:value-type="string" office:value="つぎ の えき は つうか します。">
            <text:p>つぎ の えき は つうか します。</text:p>
          </table:table-cell>
          <table:table-cell office:value-type="string" office:value="This train will skip the next station.">
            <text:p>This train will skip the nex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従来">
            <text:p>従来</text:p>
          </table:table-cell>
          <table:table-cell office:value-type="string" office:value="じゅうらい">
            <text:p>じゅうらい</text:p>
          </table:table-cell>
          <table:table-cell office:value-type="string" office:value="up to now, conventional">
            <text:p>up to now, convent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プリンターは従来のものより速い。">
            <text:p>このプリンターは従来のものより速い。</text:p>
          </table:table-cell>
          <table:table-cell office:value-type="string" office:value="この プリンター は じゅうらい の もの より はやい。">
            <text:p>この プリンター は じゅうらい の もの より はやい。</text:p>
          </table:table-cell>
          <table:table-cell office:value-type="string" office:value="This printer works faster than conventional models.">
            <text:p>This printer works faster than conventional mod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普及">
            <text:p>普及</text:p>
          </table:table-cell>
          <table:table-cell office:value-type="string" office:value="ふきゅう">
            <text:p>ふきゅう</text:p>
          </table:table-cell>
          <table:table-cell office:value-type="string" office:value="spread, diffusion">
            <text:p>spread, diff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ゴミのリサイクルが普及している。">
            <text:p>ゴミのリサイクルが普及している。</text:p>
          </table:table-cell>
          <table:table-cell office:value-type="string" office:value="ゴミ の リサイクル が ふきゅう して いる。">
            <text:p>ゴミ の リサイクル が ふきゅう して いる。</text:p>
          </table:table-cell>
          <table:table-cell office:value-type="string" office:value="Garbage recycling has become widespread.">
            <text:p>Garbage recycling has become widesp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存在">
            <text:p>存在</text:p>
          </table:table-cell>
          <table:table-cell office:value-type="string" office:value="そんざい">
            <text:p>そんざい</text:p>
          </table:table-cell>
          <table:table-cell office:value-type="string" office:value="existence">
            <text:p>exist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宇宙人は存在すると思いますか。">
            <text:p>宇宙人は存在すると思いますか。</text:p>
          </table:table-cell>
          <table:table-cell office:value-type="string" office:value="うちゅうじん は そんざい する と おもいます か。">
            <text:p>うちゅうじん は そんざい する と おもいます か。</text:p>
          </table:table-cell>
          <table:table-cell office:value-type="string" office:value="Do you think that aliens exist?">
            <text:p>Do you think that aliens exi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昭和">
            <text:p>昭和</text:p>
          </table:table-cell>
          <table:table-cell office:value-type="string" office:value="しょうわ">
            <text:p>しょうわ</text:p>
          </table:table-cell>
          <table:table-cell office:value-type="string" office:value="the Showa era">
            <text:p>the Showa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両親は昭和生まれです。">
            <text:p>私の両親は昭和生まれです。</text:p>
          </table:table-cell>
          <table:table-cell office:value-type="string" office:value="わたし の りょうしん は しょうわ うまれ です。">
            <text:p>わたし の りょうしん は しょうわ うまれ です。</text:p>
          </table:table-cell>
          <table:table-cell office:value-type="string" office:value="My parents were born in the Showa era.">
            <text:p>My parents were born in the Showa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がしい">
            <text:p>騒がしい</text:p>
          </table:table-cell>
          <table:table-cell office:value-type="string" office:value="さわがしい">
            <text:p>さわがしい</text:p>
          </table:table-cell>
          <table:table-cell office:value-type="string" office:value="noisy, loud">
            <text:p>noisy, lou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何だか表が騒がしい。">
            <text:p>何だか表が騒がしい。</text:p>
          </table:table-cell>
          <table:table-cell office:value-type="string" office:value="なんだか おもて が さわがしい。">
            <text:p>なんだか おもて が さわがしい。</text:p>
          </table:table-cell>
          <table:table-cell office:value-type="string" office:value="It's kind of noisy outside.">
            <text:p>It's kind of noisy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迎え">
            <text:p>迎え</text:p>
          </table:table-cell>
          <table:table-cell office:value-type="string" office:value="むかえ">
            <text:p>むかえ</text:p>
          </table:table-cell>
          <table:table-cell office:value-type="string" office:value="greeting, picking (someone) up">
            <text:p>greeting, picking (someone)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まで迎えに来てください。">
            <text:p>駅まで迎えに来てください。</text:p>
          </table:table-cell>
          <table:table-cell office:value-type="string" office:value="えき まで むかえに きて ください。">
            <text:p>えき まで むかえに きて ください。</text:p>
          </table:table-cell>
          <table:table-cell office:value-type="string" office:value="Please come pick me up at the station.">
            <text:p>Please come pick me up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め">
            <text:p>勤め</text:p>
          </table:table-cell>
          <table:table-cell office:value-type="string" office:value="つとめ">
            <text:p>つとめ</text:p>
          </table:table-cell>
          <table:table-cell office:value-type="string" office:value="work, duties">
            <text:p>work, du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で勤めを辞めます。">
            <text:p>来月で勤めを辞めます。</text:p>
          </table:table-cell>
          <table:table-cell office:value-type="string" office:value="らいげつ で つとめ を やめます。">
            <text:p>らいげつ で つとめ を やめます。</text:p>
          </table:table-cell>
          <table:table-cell office:value-type="string" office:value="I'll quit my work next month.">
            <text:p>I'll quit my work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元">
            <text:p>地元</text:p>
          </table:table-cell>
          <table:table-cell office:value-type="string" office:value="じもと">
            <text:p>じもと</text:p>
          </table:table-cell>
          <table:table-cell office:value-type="string" office:value="local area, one's hometown">
            <text:p>local area, one's home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を出たあと、地元で就職しました。">
            <text:p>大学を出たあと、地元で就職しました。</text:p>
          </table:table-cell>
          <table:table-cell office:value-type="string" office:value="だいがく を でた あと、じもと で しゅうしょく しました。">
            <text:p>だいがく を でた あと、じもと で しゅうしょく しました。</text:p>
          </table:table-cell>
          <table:table-cell office:value-type="string" office:value="After graduating from university, I found a job in my hometown.">
            <text:p>After graduating from university, I found a job in my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元">
            <text:p>地元</text:p>
          </table:table-cell>
          <table:table-cell office:value-type="string" office:value="じもと">
            <text:p>じもと</text:p>
          </table:table-cell>
          <table:table-cell office:value-type="string" office:value="local area, one's hometown">
            <text:p>local area, one's home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を出たあと、地元で就職しました。">
            <text:p>大学を出たあと、地元で就職しました。</text:p>
          </table:table-cell>
          <table:table-cell office:value-type="string" office:value="だいがく を でた あと、じもと で しゅうしょく しました。">
            <text:p>だいがく を でた あと、じもと で しゅうしょく しました。</text:p>
          </table:table-cell>
          <table:table-cell office:value-type="string" office:value="After graduating from university, I found a job in my hometown.">
            <text:p>After graduating from university, I found a job in my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